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ateef1" svg:font-family="Lateef" style:font-pitch="variable"/>
    <style:font-face style:name="Lateef Bold-600" svg:font-family="'Lateef Bold-600'" style:font-pitch="variable"/>
    <style:font-face style:name="Lateef Bold-650" svg:font-family="'Lateef Bold-650'" style:font-adornments="Regular" style:font-pitch="variable"/>
    <style:font-face style:name="Lateef Bold-700" svg:font-family="'Lateef Bold-700'" style:font-adornments="Regular" style:font-pitch="variable"/>
    <style:font-face style:name="Lateef Bold-750" svg:font-family="'Lateef Bold-750'" style:font-adornments="Regular" style:font-pitch="variable"/>
    <style:font-face style:name="Lateef Book" svg:font-family="'Lateef Book'" style:font-pitch="variable"/>
    <style:font-face style:name="Lateef-310-220" svg:font-family="Lateef-310-220" style:font-pitch="variable"/>
    <style:font-face style:name="Lateef-310-240" svg:font-family="Lateef-310-240" style:font-pitch="variable"/>
    <style:font-face style:name="Lateef-310-260" svg:font-family="Lateef-310-260" style:font-pitch="variable"/>
    <style:font-face style:name="Lateef-310-280" svg:font-family="Lateef-310-280" style:font-pitch="variable"/>
    <style:font-face style:name="Lateef-310-300" svg:font-family="Lateef-310-300" style:font-pitch="variable"/>
    <style:font-face style:name="Lateef-310-320" svg:font-family="Lateef-310-320" style:font-pitch="variable"/>
    <style:font-face style:name="Lateef" svg:font-family="Latee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ateef2" svg:font-family="Lateef" style:font-family-generic="system" style:font-pitch="variable"/>
    <style:font-face style:name="Lateef Bold-6501" svg:font-family="'Lateef Bold-650'"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margin-top="0.201cm" fo:margin-bottom="0.201cm" loext:contextual-spacing="false" fo:line-height="0.499cm"/>
      <style:text-properties officeooo:paragraph-rsid="0023eba0"/>
    </style:style>
    <style:style style:name="P3" style:family="paragraph" style:parent-style-name="Standard">
      <style:paragraph-properties fo:margin-top="0.201cm" fo:margin-bottom="0.201cm" loext:contextual-spacing="false" fo:line-height="0.499cm"/>
      <style:text-properties style:font-name="Lateef1" fo:font-size="12pt" fo:font-style="normal" fo:font-weight="normal" officeooo:rsid="0023eba0" officeooo:paragraph-rsid="0023eba0" style:font-size-asian="12pt" style:font-style-asian="normal" style:font-weight-asian="normal" style:font-name-complex="Lateef Book" style:font-size-complex="12pt" style:font-style-complex="normal" style:font-weight-complex="normal"/>
    </style:style>
    <style:style style:name="P4" style:family="paragraph" style:parent-style-name="Text_20_body">
      <style:paragraph-properties fo:line-height="0.7cm" fo:text-align="end" style:justify-single-word="false"/>
      <style:text-properties fo:font-variant="normal" fo:text-transform="none" fo:color="#262626" style:text-line-through-style="none" style:text-line-through-type="none" style:font-name="Lateef Book" fo:font-size="14pt" fo:letter-spacing="normal" fo:font-style="normal" style:text-underline-style="none" fo:font-weight="bold" officeooo:rsid="001123a0" officeooo:paragraph-rsid="0018d6c6"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P5" style:family="paragraph" style:parent-style-name="Text_20_body">
      <style:paragraph-properties fo:line-height="0.7cm" fo:text-align="end" style:justify-single-word="false"/>
      <style:text-properties fo:font-variant="normal" fo:text-transform="none" fo:color="#262626" style:text-line-through-style="none" style:text-line-through-type="none" style:font-name="Lateef Book" fo:font-size="14pt" fo:letter-spacing="normal" fo:font-style="normal" style:text-underline-style="none" fo:font-weight="bold" officeooo:rsid="001123a0" officeooo:paragraph-rsid="001d6edb"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P6" style:family="paragraph" style:parent-style-name="Text_20_body">
      <style:paragraph-properties fo:line-height="0.7cm" fo:text-align="end" style:justify-single-word="false"/>
      <style:text-properties style:font-name="Lateef1" officeooo:paragraph-rsid="0018d6c6"/>
    </style:style>
    <style:style style:name="P7" style:family="paragraph" style:parent-style-name="Text_20_body">
      <style:paragraph-properties fo:line-height="0.7cm" fo:text-align="end" style:justify-single-word="false"/>
      <style:text-properties style:font-name="Lateef1" officeooo:paragraph-rsid="001d6edb"/>
    </style:style>
    <style:style style:name="P8" style:family="paragraph" style:parent-style-name="Text_20_body">
      <style:paragraph-properties fo:margin-left="0cm" fo:margin-right="0cm" fo:line-height="0.7cm" fo:text-align="end" style:justify-single-word="false" fo:orphans="2" fo:widows="2" fo:text-indent="0cm" style:auto-text-indent="false"/>
      <style:text-properties fo:font-variant="normal" fo:text-transform="none" fo:color="#262626" style:text-line-through-style="none" style:text-line-through-type="none" style:font-name="Lateef Book" fo:font-size="14pt" fo:letter-spacing="normal" fo:font-style="normal" style:text-underline-style="none" fo:font-weight="bold" officeooo:rsid="000e3728" officeooo:paragraph-rsid="001123a0"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P9" style:family="paragraph" style:parent-style-name="Text_20_body">
      <style:paragraph-properties fo:margin-left="0cm" fo:margin-right="0cm" fo:line-height="0.7cm" fo:text-align="end" style:justify-single-word="false" fo:orphans="2" fo:widows="2" fo:text-indent="0cm" style:auto-text-indent="false"/>
      <style:text-properties fo:font-variant="normal" fo:text-transform="none" fo:color="#262626" style:text-line-through-style="none" style:text-line-through-type="none" style:font-name="Lateef Book" fo:font-size="14pt" fo:letter-spacing="normal" fo:font-style="normal" style:text-underline-style="none" fo:font-weight="bold" officeooo:rsid="000e3728" officeooo:paragraph-rsid="0018d6c6"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P10" style:family="paragraph" style:parent-style-name="Standard">
      <style:paragraph-properties fo:line-height="0.7cm"/>
      <style:text-properties style:font-name="Lateef1" fo:font-size="18pt" fo:font-style="normal" fo:font-weight="bold" officeooo:rsid="000e3728" officeooo:paragraph-rsid="0011112e" style:font-size-asian="18pt" style:font-style-asian="normal" style:font-weight-asian="bold" style:font-name-complex="Lateef Book" style:font-size-complex="18pt" style:font-style-complex="normal" style:font-weight-complex="bold"/>
    </style:style>
    <style:style style:name="P11" style:family="paragraph" style:parent-style-name="Text_20_body">
      <style:paragraph-properties fo:line-height="0.7cm" fo:text-align="end" style:justify-single-word="false"/>
      <style:text-properties style:font-name="Lateef Book" fo:font-weight="normal" officeooo:paragraph-rsid="0018d6c6" style:font-weight-asian="normal" style:font-name-complex="Lateef Book" style:font-weight-complex="normal"/>
    </style:style>
    <style:style style:name="P12" style:family="paragraph" style:parent-style-name="Text_20_body">
      <style:paragraph-properties fo:line-height="0.7cm" fo:text-align="end" style:justify-single-word="false"/>
      <style:text-properties fo:font-variant="normal" fo:text-transform="none" fo:color="#262626" style:text-line-through-style="none" style:text-line-through-type="none" style:font-name="Lateef1" fo:font-size="14pt" fo:letter-spacing="normal" fo:font-style="normal" style:text-underline-style="none" fo:font-weight="normal" officeooo:rsid="001123a0" officeooo:paragraph-rsid="0018d6c6" style:text-blinking="false" style:font-size-asian="14pt" style:font-style-asian="normal" style:font-weight-asian="normal" style:font-name-complex="Lateef1" style:font-size-complex="14pt" style:language-complex="ar" style:country-complex="SA" style:font-style-complex="normal" style:font-weight-complex="normal"/>
    </style:style>
    <style:style style:name="P13" style:family="paragraph" style:parent-style-name="Text_20_body">
      <style:paragraph-properties fo:line-height="0.7cm" fo:text-align="end" style:justify-single-word="false"/>
      <style:text-properties style:font-name="Lateef Bold-600" fo:font-weight="normal" officeooo:paragraph-rsid="001123a0" style:font-weight-asian="normal" style:font-name-complex="Lateef1" style:font-weight-complex="normal"/>
    </style:style>
    <style:style style:name="P14" style:family="paragraph" style:parent-style-name="Text_20_body">
      <style:paragraph-properties fo:line-height="0.7cm" fo:text-align="end" style:justify-single-word="false"/>
      <style:text-properties style:font-name="Lateef Bold-650" fo:font-weight="normal" officeooo:paragraph-rsid="002c08a7" style:font-weight-asian="normal" style:font-name-complex="Lateef1" style:font-weight-complex="normal"/>
    </style:style>
    <style:style style:name="P15" style:family="paragraph" style:parent-style-name="Text_20_body">
      <style:paragraph-properties fo:line-height="0.7cm" fo:text-align="end" style:justify-single-word="false"/>
      <style:text-properties style:font-name="Lateef Bold-700" fo:font-weight="normal" officeooo:paragraph-rsid="0018d6c6" style:font-weight-asian="normal" style:font-name-complex="Lateef1" style:font-weight-complex="normal"/>
    </style:style>
    <style:style style:name="P16" style:family="paragraph" style:parent-style-name="Text_20_body">
      <style:paragraph-properties fo:line-height="0.7cm" fo:text-align="end" style:justify-single-word="false"/>
      <style:text-properties style:font-name="Lateef Bold-750" fo:font-weight="normal" officeooo:paragraph-rsid="0018d6c6" style:font-weight-asian="normal" style:font-name-complex="Lateef1" style:font-weight-complex="normal"/>
    </style:style>
    <style:style style:name="P17" style:family="paragraph" style:parent-style-name="Text_20_body">
      <style:paragraph-properties fo:margin-left="0cm" fo:margin-right="0cm" fo:line-height="0.7cm" fo:text-align="end" style:justify-single-word="false" fo:orphans="2" fo:widows="2" fo:text-indent="0cm" style:auto-text-indent="false"/>
      <style:text-properties fo:font-variant="normal" fo:text-transform="none" fo:color="#262626" style:text-line-through-style="none" style:text-line-through-type="none" style:font-name="Lateef Book" fo:font-size="14pt" fo:letter-spacing="normal" fo:font-style="normal" style:text-underline-style="none" fo:font-weight="bold" officeooo:rsid="000e3728" officeooo:paragraph-rsid="00346062"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P18" style:family="paragraph" style:parent-style-name="Text_20_body">
      <style:paragraph-properties fo:margin-left="0cm" fo:margin-right="0cm" fo:line-height="0.7cm" fo:text-align="end" style:justify-single-word="false" fo:orphans="2" fo:widows="2" fo:text-indent="0cm" style:auto-text-indent="false"/>
      <style:text-properties fo:font-variant="normal" fo:text-transform="none" fo:color="#262626" style:text-line-through-style="none" style:text-line-through-type="none" style:font-name="Lateef Book" fo:font-size="14pt" fo:letter-spacing="normal" fo:font-style="normal" style:text-underline-style="none" fo:font-weight="bold" officeooo:rsid="000e3728" officeooo:paragraph-rsid="0034d619"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officeooo:rsid="0020c410"/>
    </style:style>
    <style:style style:name="T4" style:family="text">
      <style:text-properties fo:color="#000000" style:font-name="Lateef-310-300" fo:font-weight="normal" officeooo:rsid="001123a0" style:font-weight-asian="normal" style:font-name-complex="Lateef-310-300" style:font-weight-complex="normal"/>
    </style:style>
    <style:style style:name="T5" style:family="text">
      <style:text-properties fo:color="#000000" style:font-name="Lateef-310-300" officeooo:rsid="001123a0" style:font-name-complex="Lateef-310-300" style:font-weight-complex="normal"/>
    </style:style>
    <style:style style:name="T6" style:family="text">
      <style:text-properties fo:color="#000000" style:font-name="Lateef-310-280" officeooo:rsid="001123a0" style:font-name-complex="Lateef-310-280" style:font-weight-complex="normal"/>
    </style:style>
    <style:style style:name="T7" style:family="text">
      <style:text-properties fo:color="#000000" style:font-name="Lateef-310-280" fo:font-weight="normal" officeooo:rsid="001123a0" style:font-weight-asian="normal" style:font-name-complex="Lateef-310-280" style:font-weight-complex="normal"/>
    </style:style>
    <style:style style:name="T8" style:family="text">
      <style:text-properties fo:color="#000000" style:font-name="Lateef1" officeooo:rsid="001123a0" style:font-name-complex="Lateef1" style:font-weight-complex="normal"/>
    </style:style>
    <style:style style:name="T9" style:family="text">
      <style:text-properties fo:color="#000000" style:font-name="Lateef1" officeooo:rsid="001123a0" style:font-name-complex="Lateef1"/>
    </style:style>
    <style:style style:name="T10" style:family="text">
      <style:text-properties fo:color="#000000" style:font-name="Lateef1" fo:font-weight="normal" officeooo:rsid="001123a0" style:font-weight-asian="normal" style:font-name-complex="Lateef1" style:font-weight-complex="normal"/>
    </style:style>
    <style:style style:name="T11" style:family="text">
      <style:text-properties fo:color="#000000" style:font-name="Lateef1" fo:font-weight="bold" officeooo:rsid="001123a0" style:font-weight-asian="bold" style:font-name-complex="Lateef1" style:font-weight-complex="bold"/>
    </style:style>
    <style:style style:name="T12" style:family="text">
      <style:text-properties fo:color="#000000" fo:font-weight="normal" officeooo:rsid="001123a0" style:font-weight-asian="normal" style:font-weight-complex="normal"/>
    </style:style>
    <style:style style:name="T13" style:family="text">
      <style:text-properties fo:color="#000000" style:font-name="Lateef1" fo:font-weight="normal" officeooo:rsid="001123a0" style:font-weight-asian="normal" style:font-name-complex="Lateef1" style:font-weight-complex="normal"/>
    </style:style>
    <style:style style:name="T14" style:family="text">
      <style:text-properties fo:color="#000000" style:font-name="Lateef1" fo:font-weight="normal" officeooo:rsid="001123a0" style:font-weight-asian="normal" style:font-name-complex="Lateef Bold-600" style:font-weight-complex="normal"/>
    </style:style>
    <style:style style:name="T15" style:family="text">
      <style:text-properties fo:color="#000000" style:font-name="Lateef1" fo:font-weight="normal" officeooo:rsid="001123a0" style:font-weight-asian="normal" style:font-name-complex="Lateef Bold-650" style:font-weight-complex="normal"/>
    </style:style>
    <style:style style:name="T16" style:family="text">
      <style:text-properties fo:color="#000000" style:font-name="Lateef1" fo:font-weight="normal" officeooo:rsid="001123a0" style:font-weight-asian="normal" style:font-name-complex="Lateef Bold-700" style:font-weight-complex="normal"/>
    </style:style>
    <style:style style:name="T17" style:family="text">
      <style:text-properties fo:color="#000000" style:font-name="Lateef1" fo:font-weight="normal" officeooo:rsid="001123a0" style:font-weight-asian="normal" style:font-name-complex="Lateef Bold-750" style:font-weight-complex="normal"/>
    </style:style>
    <style:style style:name="T18" style:family="text">
      <style:text-properties fo:color="#000000" style:font-name="Lateef1" officeooo:rsid="001123a0" style:font-name-complex="Lateef1"/>
    </style:style>
    <style:style style:name="T19" style:family="text">
      <style:text-properties fo:color="#000000" style:font-name="Lateef1" fo:font-weight="bold" officeooo:rsid="001123a0" style:font-weight-asian="bold" style:font-name-complex="Lateef1" style:font-weight-complex="bold"/>
    </style:style>
    <style:style style:name="T20" style:family="text">
      <style:text-properties fo:font-variant="normal" fo:text-transform="none" fo:color="#000000" style:text-line-through-style="none" style:text-line-through-type="none" style:font-name="Lateef-310-220" fo:font-size="14pt" fo:letter-spacing="normal" fo:font-style="normal" style:text-underline-style="none" officeooo:rsid="001123a0" style:text-blinking="false" style:font-size-asian="14pt" style:font-style-asian="normal" style:font-name-complex="Lateef-310-220" style:font-size-complex="14pt" style:language-complex="ar" style:country-complex="SA" style:font-style-complex="normal" style:font-weight-complex="normal"/>
    </style:style>
    <style:style style:name="T21" style:family="text">
      <style:text-properties fo:font-variant="normal" fo:text-transform="none" fo:color="#000000" style:text-line-through-style="none" style:text-line-through-type="none" style:font-name="Lateef-310-220" fo:font-size="14pt" fo:letter-spacing="normal" fo:font-style="normal" style:text-underline-style="none" officeooo:rsid="001123a0" style:text-blinking="false" style:font-size-asian="14pt" style:font-style-asian="normal" style:font-name-complex="Lateef-310-220" style:font-size-complex="14pt" style:language-complex="ar" style:country-complex="SA" style:font-style-complex="normal"/>
    </style:style>
    <style:style style:name="T22" style:family="text">
      <style:text-properties fo:font-variant="normal" fo:text-transform="none" fo:color="#000000" style:text-line-through-style="none" style:text-line-through-type="none" style:font-name="Lateef-310-220" fo:font-size="14pt" fo:letter-spacing="normal" fo:font-style="normal" style:text-underline-style="none" officeooo:rsid="001123a0" style:text-blinking="false" style:font-size-asian="14pt" style:font-style-asian="normal" style:font-name-complex="Lateef Book" style:font-size-complex="14pt" style:language-complex="ar" style:country-complex="SA" style:font-style-complex="normal"/>
    </style:style>
    <style:style style:name="T23" style:family="text">
      <style:text-properties fo:font-variant="normal" fo:text-transform="none" fo:color="#000000" style:text-line-through-style="none" style:text-line-through-type="none" style:font-name="Lateef-310-220" fo:font-size="14pt" fo:letter-spacing="normal" fo:font-style="normal" style:text-underline-style="none" fo:font-weight="normal" officeooo:rsid="001123a0" style:text-blinking="false" style:font-size-asian="14pt" style:font-style-asian="normal" style:font-weight-asian="normal" style:font-name-complex="Lateef-310-220" style:font-size-complex="14pt" style:language-complex="ar" style:country-complex="SA" style:font-style-complex="normal" style:font-weight-complex="normal"/>
    </style:style>
    <style:style style:name="T24" style:family="text">
      <style:text-properties fo:font-variant="normal" fo:text-transform="none" fo:color="#000000" style:text-line-through-style="none" style:text-line-through-type="none" style:font-name="Lateef-310-220" fo:font-size="14pt" fo:letter-spacing="normal" fo:font-style="normal" style:text-underline-style="none" fo:font-weight="normal" officeooo:rsid="001123a0" style:text-blinking="false" style:font-size-asian="14pt" style:font-style-asian="normal" style:font-weight-asian="normal" style:font-name-complex="Lateef Book" style:font-size-complex="14pt" style:language-complex="ar" style:country-complex="SA" style:font-style-complex="normal" style:font-weight-complex="normal"/>
    </style:style>
    <style:style style:name="T25" style:family="text">
      <style:text-properties fo:font-variant="normal" fo:text-transform="none" fo:color="#000000" style:text-line-through-style="none" style:text-line-through-type="none" style:font-name="Lateef-310-220" fo:font-size="14pt" fo:letter-spacing="normal" fo:font-style="normal" style:text-underline-style="none" fo:font-weight="bold" officeooo:rsid="001123a0" style:text-blinking="false" style:font-size-asian="14pt" style:font-style-asian="normal" style:font-weight-asian="bold" style:font-name-complex="Lateef-310-220" style:font-size-complex="14pt" style:language-complex="ar" style:country-complex="SA" style:font-style-complex="normal" style:font-weight-complex="bold"/>
    </style:style>
    <style:style style:name="T26" style:family="text">
      <style:text-properties fo:font-variant="normal" fo:text-transform="none" fo:color="#000000" style:text-line-through-style="none" style:text-line-through-type="none" style:font-name="Lateef-310-240" fo:font-size="14pt" fo:letter-spacing="normal" fo:font-style="normal" style:text-underline-style="none" officeooo:rsid="001123a0" style:text-blinking="false" style:font-size-asian="14pt" style:font-style-asian="normal" style:font-name-complex="Lateef-310-240" style:font-size-complex="14pt" style:language-complex="ar" style:country-complex="SA" style:font-style-complex="normal" style:font-weight-complex="normal"/>
    </style:style>
    <style:style style:name="T27" style:family="text">
      <style:text-properties fo:font-variant="normal" fo:text-transform="none" fo:color="#000000" style:text-line-through-style="none" style:text-line-through-type="none" style:font-name="Lateef-310-240" fo:font-size="14pt" fo:letter-spacing="normal" fo:font-style="normal" style:text-underline-style="none" fo:font-weight="normal" officeooo:rsid="001123a0" style:text-blinking="false" style:font-size-asian="14pt" style:font-style-asian="normal" style:font-weight-asian="normal" style:font-name-complex="Lateef-310-240" style:font-size-complex="14pt" style:language-complex="ar" style:country-complex="SA" style:font-style-complex="normal" style:font-weight-complex="normal"/>
    </style:style>
    <style:style style:name="T28" style:family="text">
      <style:text-properties fo:font-variant="normal" fo:text-transform="none" fo:color="#000000" style:text-line-through-style="none" style:text-line-through-type="none" style:font-name="Lateef-310-260" fo:font-size="14pt" fo:letter-spacing="normal" fo:font-style="normal" style:text-underline-style="none" officeooo:rsid="001123a0" style:text-blinking="false" style:font-size-asian="14pt" style:font-style-asian="normal" style:font-name-complex="Lateef-310-260" style:font-size-complex="14pt" style:language-complex="ar" style:country-complex="SA" style:font-style-complex="normal" style:font-weight-complex="normal"/>
    </style:style>
    <style:style style:name="T29" style:family="text">
      <style:text-properties fo:font-variant="normal" fo:text-transform="none" fo:color="#000000" style:text-line-through-style="none" style:text-line-through-type="none" style:font-name="Lateef-310-260" fo:font-size="14pt" fo:letter-spacing="normal" fo:font-style="normal" style:text-underline-style="none" fo:font-weight="normal" officeooo:rsid="001123a0" style:text-blinking="false" style:font-size-asian="14pt" style:font-style-asian="normal" style:font-weight-asian="normal" style:font-name-complex="Lateef-310-260" style:font-size-complex="14pt" style:language-complex="ar" style:country-complex="SA" style:font-style-complex="normal" style:font-weight-complex="normal"/>
    </style:style>
    <style:style style:name="T30" style:family="text">
      <style:text-properties fo:font-variant="normal" fo:text-transform="none" fo:color="#000000" style:text-line-through-style="none" style:text-line-through-type="none" style:font-name="Lateef-310-320" fo:font-size="14pt" fo:letter-spacing="normal" fo:font-style="normal" style:text-underline-style="none" officeooo:rsid="001123a0" style:text-blinking="false" style:font-size-asian="14pt" style:font-style-asian="normal" style:font-name-complex="Lateef-310-320" style:font-size-complex="14pt" style:language-complex="ar" style:country-complex="SA" style:font-style-complex="normal" style:font-weight-complex="normal"/>
    </style:style>
    <style:style style:name="T31" style:family="text">
      <style:text-properties fo:font-variant="normal" fo:text-transform="none" fo:color="#000000" style:text-line-through-style="none" style:text-line-through-type="none" style:font-name="Lateef-310-320" fo:font-size="14pt" fo:letter-spacing="normal" fo:font-style="normal" style:text-underline-style="none" fo:font-weight="normal" officeooo:rsid="001123a0" style:text-blinking="false" style:font-size-asian="14pt" style:font-style-asian="normal" style:font-weight-asian="normal" style:font-name-complex="Lateef-310-320" style:font-size-complex="14pt" style:language-complex="ar" style:country-complex="SA" style:font-style-complex="normal" style:font-weight-complex="normal"/>
    </style:style>
    <style:style style:name="T32" style:family="text">
      <style:text-properties fo:font-variant="normal" fo:text-transform="none" fo:color="#000000" style:text-line-through-style="none" style:text-line-through-type="none" fo:font-size="14pt" fo:letter-spacing="normal" fo:font-style="normal" style:text-underline-style="none" fo:font-weight="normal" officeooo:rsid="001123a0" style:text-blinking="false" style:font-size-asian="14pt" style:font-style-asian="normal" style:font-weight-asian="normal" style:font-size-complex="14pt" style:language-complex="ar" style:country-complex="SA" style:font-style-complex="normal" style:font-weight-complex="normal"/>
    </style:style>
    <style:style style:name="T33" style:family="text">
      <style:text-properties fo:font-variant="normal" fo:text-transform="none" fo:color="#000000" style:text-line-through-style="none" style:text-line-through-type="none" fo:font-size="14pt" fo:letter-spacing="normal" fo:font-style="normal" style:text-underline-style="none" officeooo:rsid="001123a0" style:text-blinking="false" style:font-size-asian="14pt" style:font-style-asian="normal" style:font-size-complex="14pt" style:language-complex="ar" style:country-complex="SA" style:font-style-complex="normal" style:font-weight-complex="normal"/>
    </style:style>
    <style:style style:name="T34" style:family="text">
      <style:text-properties fo:font-variant="normal" fo:text-transform="none" fo:color="#000000" style:text-line-through-style="none" style:text-line-through-type="none" style:font-name="Lateef1" fo:font-size="14pt" fo:letter-spacing="normal" fo:font-style="normal" style:text-underline-style="none" fo:font-weight="normal" officeooo:rsid="001123a0" style:text-blinking="false" style:font-size-asian="14pt" style:font-style-asian="normal" style:font-weight-asian="normal" style:font-name-complex="Lateef1" style:font-size-complex="14pt" style:language-complex="ar" style:country-complex="SA" style:font-style-complex="normal" style:font-weight-complex="normal"/>
    </style:style>
    <style:style style:name="T35" style:family="text">
      <style:text-properties fo:font-variant="normal" fo:text-transform="none" fo:color="#000000" style:text-line-through-style="none" style:text-line-through-type="none" style:font-name="Lateef1" fo:font-size="14pt" fo:letter-spacing="normal" fo:font-style="normal" style:text-underline-style="none" officeooo:rsid="001123a0" style:text-blinking="false" style:font-size-asian="14pt" style:font-style-asian="normal" style:font-name-complex="Lateef1" style:font-size-complex="14pt" style:language-complex="ar" style:country-complex="SA" style:font-style-complex="normal" style:font-weight-complex="normal"/>
    </style:style>
    <style:style style:name="T36" style:family="text">
      <style:text-properties fo:font-variant="normal" fo:text-transform="none" fo:color="#000000" style:text-line-through-style="none" style:text-line-through-type="none" style:font-name="Lateef1" fo:font-size="14pt" fo:letter-spacing="normal" fo:font-style="normal" style:text-underline-style="none" officeooo:rsid="001123a0" style:text-blinking="false" style:font-size-asian="14pt" style:font-style-asian="normal" style:font-name-complex="Lateef1" style:font-size-complex="14pt" style:language-complex="ar" style:country-complex="SA" style:font-style-complex="normal"/>
    </style:style>
    <style:style style:name="T37" style:family="text">
      <style:text-properties fo:font-variant="normal" fo:text-transform="none" fo:color="#000000" style:text-line-through-style="none" style:text-line-through-type="none" style:font-name="Lateef1" fo:font-size="14pt" fo:letter-spacing="normal" fo:font-style="normal" style:text-underline-style="none" fo:font-weight="bold" officeooo:rsid="001123a0" style:text-blinking="false" style:font-size-asian="14pt" style:font-style-asian="normal" style:font-weight-asian="bold" style:font-name-complex="Lateef1" style:font-size-complex="14pt" style:language-complex="ar" style:country-complex="SA" style:font-style-complex="normal" style:font-weight-complex="bold"/>
    </style:style>
    <style:style style:name="T38" style:family="text">
      <style:text-properties fo:font-variant="normal" fo:text-transform="none" fo:color="#262626" style:text-line-through-style="none" style:text-line-through-type="none" fo:font-size="14pt" fo:letter-spacing="normal" fo:font-style="normal" style:text-underline-style="none" fo:font-weight="bold" officeooo:rsid="001123a0"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T39" style:family="text">
      <style:text-properties fo:font-variant="normal" fo:text-transform="none" fo:color="#262626" style:text-line-through-style="none" style:text-line-through-type="none" fo:font-size="14pt" fo:letter-spacing="normal" fo:font-style="normal" style:text-underline-style="none" fo:font-weight="bold" officeooo:rsid="0018d6c6"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T40" style:family="text">
      <style:text-properties fo:font-variant="normal" fo:text-transform="none" fo:color="#262626" style:text-line-through-style="none" style:text-line-through-type="none" fo:font-size="14pt" fo:letter-spacing="normal" fo:font-style="normal" style:text-underline-style="none" fo:font-weight="bold" officeooo:rsid="001d6edb"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T41" style:family="text">
      <style:text-properties fo:font-variant="normal" fo:text-transform="none" fo:color="#262626" style:text-line-through-style="none" style:text-line-through-type="none" fo:font-size="14pt" fo:letter-spacing="normal" fo:font-style="normal" style:text-underline-style="none" fo:font-weight="bold" officeooo:rsid="00346062" style:text-blinking="false" style:font-size-asian="14pt" style:font-style-asian="normal" style:font-weight-asian="bold" style:font-size-complex="14pt" style:language-complex="ar" style:country-complex="SA" style:font-style-complex="normal" style:font-weight-complex="bold"/>
    </style:style>
    <style:style style:name="T42" style:family="text">
      <style:text-properties fo:font-variant="normal" fo:text-transform="none" fo:color="#262626" style:text-line-through-style="none" style:text-line-through-type="none" fo:font-size="14pt" fo:letter-spacing="normal" fo:font-style="normal" style:text-underline-style="none" fo:font-weight="bold" officeooo:rsid="001123a0" style:text-blinking="false" style:font-size-asian="14pt" style:font-style-asian="normal" style:font-weight-asian="bold" style:font-size-complex="14pt" style:language-complex="ar" style:country-complex="SA" style:font-style-complex="normal" style:font-weight-complex="bold"/>
    </style:style>
    <style:style style:name="T43" style:family="text">
      <style:text-properties fo:font-variant="normal" fo:text-transform="none" fo:color="#262626" style:text-line-through-style="none" style:text-line-through-type="none" fo:font-size="14pt" fo:letter-spacing="normal" fo:font-style="normal" style:text-underline-style="none" officeooo:rsid="00346062" style:text-blinking="false" style:font-size-asian="14pt" style:font-style-asian="normal" style:font-size-complex="14pt" style:language-complex="ar" style:country-complex="SA" style:font-style-complex="normal"/>
    </style:style>
    <style:style style:name="T44" style:family="text">
      <style:text-properties fo:font-variant="normal" fo:text-transform="none" fo:color="#262626" style:text-line-through-style="none" style:text-line-through-type="none" fo:font-size="14pt" fo:letter-spacing="normal" fo:font-style="normal" style:text-underline-style="none" officeooo:rsid="001123a0" style:text-blinking="false" style:font-size-asian="14pt" style:font-style-asian="normal" style:font-size-complex="14pt" style:language-complex="ar" style:country-complex="SA" style:font-style-complex="normal"/>
    </style:style>
    <style:style style:name="T45" style:family="text">
      <style:text-properties fo:font-variant="normal" fo:text-transform="none" fo:color="#262626" style:text-line-through-style="none" style:text-line-through-type="none" fo:font-size="14pt" fo:letter-spacing="normal" fo:font-style="normal" style:text-underline-style="none" officeooo:rsid="001123a0" style:text-blinking="false" style:font-size-asian="14pt" style:font-style-asian="normal" style:font-name-complex="Lateef Book" style:font-size-complex="14pt" style:language-complex="ar" style:country-complex="SA" style:font-style-complex="normal"/>
    </style:style>
    <style:style style:name="T46" style:family="text">
      <style:text-properties fo:font-variant="normal" fo:text-transform="none" fo:color="#262626" style:text-line-through-style="none" style:text-line-through-type="none" style:font-name="Lateef1" fo:font-size="14pt" fo:letter-spacing="normal" fo:font-style="normal" style:text-underline-style="none" fo:font-weight="bold" officeooo:rsid="001123a0"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T47" style:family="text">
      <style:text-properties fo:font-variant="normal" fo:text-transform="none" fo:color="#262626" style:text-line-through-style="none" style:text-line-through-type="none" style:font-name="Lateef1" fo:font-size="14pt" fo:letter-spacing="normal" fo:font-style="normal" style:text-underline-style="none" fo:font-weight="bold" officeooo:rsid="002c08a7"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T48" style:family="text">
      <style:text-properties fo:font-variant="normal" fo:text-transform="none" fo:color="#262626" style:text-line-through-style="none" style:text-line-through-type="none" style:font-name="Lateef1" fo:font-size="14pt" fo:letter-spacing="normal" fo:font-style="normal" style:text-underline-style="none" fo:font-weight="bold" officeooo:rsid="00346062"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T49" style:family="text">
      <style:text-properties fo:font-variant="normal" fo:text-transform="none" fo:color="#262626" style:text-line-through-style="none" style:text-line-through-type="none" style:font-name="Lateef1" fo:font-size="14pt" fo:letter-spacing="normal" fo:font-style="normal" style:text-underline-style="none" fo:font-weight="bold" officeooo:rsid="00346062" style:text-blinking="false" style:font-size-asian="14pt" style:font-style-asian="normal" style:font-weight-asian="bold" style:font-name-complex="Lateef1" style:font-size-complex="14pt" style:language-complex="ar" style:country-complex="SA" style:font-style-complex="normal" style:font-weight-complex="bold"/>
    </style:style>
    <style:style style:name="T50" style:family="text">
      <style:text-properties fo:font-variant="normal" fo:text-transform="none" fo:color="#262626" style:text-line-through-style="none" style:text-line-through-type="none" style:font-name="Lateef1" fo:font-size="14pt" fo:letter-spacing="normal" fo:font-style="normal" style:text-underline-style="none" fo:font-weight="bold" officeooo:rsid="001123a0" style:text-blinking="false" style:font-size-asian="14pt" style:font-style-asian="normal" style:font-weight-asian="bold" style:font-name-complex="Lateef1" style:font-size-complex="14pt" style:language-complex="ar" style:country-complex="SA" style:font-style-complex="normal" style:font-weight-complex="bold"/>
    </style:style>
    <style:style style:name="T51" style:family="text">
      <style:text-properties style:font-name="Lateef1" fo:font-size="12pt" fo:font-style="normal" fo:font-weight="normal" officeooo:rsid="0023eba0" style:font-size-asian="12pt" style:font-style-asian="normal" style:font-weight-asian="normal" style:font-name-complex="Lateef Book" style:font-size-complex="12pt" style:font-style-complex="normal" style:font-weight-complex="normal"/>
    </style:style>
    <style:style style:name="T52" style:family="text">
      <style:text-properties style:font-name="Lateef1" fo:font-size="12pt" fo:font-style="normal" fo:font-weight="normal" officeooo:rsid="000e3728" style:font-size-asian="12pt" style:font-style-asian="normal" style:font-weight-asian="normal" style:font-name-complex="Lateef Book" style:font-size-complex="12pt" style:font-style-complex="normal" style:font-weight-complex="normal"/>
    </style:style>
    <style:style style:name="T53" style:family="text">
      <style:text-properties style:font-name="Lateef1" fo:font-size="12pt" fo:font-style="normal" fo:font-weight="normal" officeooo:rsid="002dfdf9" style:font-size-asian="12pt" style:font-style-asian="normal" style:font-weight-asian="normal" style:font-name-complex="Lateef Book" style:font-size-complex="12pt" style:font-style-complex="normal" style:font-weight-complex="normal"/>
    </style:style>
    <style:style style:name="T54" style:family="text">
      <style:text-properties style:font-name="Lateef1" fo:font-size="12pt" fo:font-style="normal" fo:font-weight="normal" officeooo:rsid="0035b424" style:font-size-asian="12pt" style:font-style-asian="normal" style:font-weight-asian="normal" style:font-name-complex="Lateef Book" style:font-size-complex="12pt" style:font-style-complex="normal" style:font-weight-complex="normal"/>
    </style:style>
    <style:style style:name="T55" style:family="text">
      <style:text-properties officeooo:rsid="00346062"/>
    </style:style>
    <style:style style:name="T56" style:family="text">
      <style:text-properties officeooo:rsid="0035b42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itle>Lateef Alpha 1.280: Bold Weight Test</text:title></text:p>
      <text:p text:style-name="P2"><text:span text:style-name="T52">E</text:span><text:span text:style-name="T51">ach </text:span><text:span text:style-name="T53">sample text section has the same Regular weight and a different Bold weight, designated </text:span><text:span text:style-name="T51">by the number above it.<text:line-break/>Please review each paragraph and consider which </text:span><text:span text:style-name="T53">Bold weight </text:span><text:span text:style-name="T51">you find preferable </text:span><text:span text:style-name="T54">for inline use</text:span><text:span text:style-name="T51">. </text:span><text:span text:style-name="T54">Keep in mind that there will be other weights available in the Lateef family for various purposes.</text:span></text:p>
      <text:p text:style-name="P3"/>
      <text:p text:style-name="P13"><text:span text:style-name="T43">Bold</text:span><text:bookmark-start text:name="__DdeLink__125_4285030898"/><text:bookmark-start text:name="__DdeLink__808_2851266380"/><text:bookmark-start text:name="__DdeLink__104_2187749609"/><text:span text:style-name="T44"> </text:span><text:span text:style-name="T43">6</text:span><text:span text:style-name="T44">00</text:span><text:bookmark-end text:name="__DdeLink__808_2851266380"/></text:p>
      <text:p text:style-name="P8"><text:bookmark-start text:name="__DdeLink__286_1865243190"/><text:bookmark-start text:name="__DdeLink__562_3824328899"/><text:span text:style-name="Strong_20_Emphasis"><text:span text:style-name="T10">فإن الجمعية العامة تنادي بهذا الإعلان </text:span></text:span><text:span text:style-name="Strong_20_Emphasis"><text:span text:style-name="T14">العالمي</text:span></text:span><text:span text:style-name="Strong_20_Emphasis"><text:span text:style-name="T10"> لحقوق الإنسان </text:span></text:span><text:span text:style-name="T10">على أنه المستوى المشترك الذي ينبغي أن تستهدفه كافة الشعوب والأمم حتى يسعى كل فرد وهيئة في المجتمع، واضعين على الدوام هذا الإعلان نصب أعينهم، إلى توطيد احترام هذه الحقوق والحريات عن طريق </text:span><text:span text:style-name="T14">التعليم</text:span><text:span text:style-name="T10"> والتربية واتخاذ إجراءات مطردة، قومية وعالمية، لضمان</text:span><text:bookmark-start text:name="__DdeLink__127_4285030898"/><text:span text:style-name="T10"> </text:span><text:bookmark-end text:name="__DdeLink__127_4285030898"/><text:span text:style-name="T10">الاعتراف بها ومراعاتها بصورة </text:span><text:span text:style-name="T14">عالمية فعالة بين الدول</text:span><text:span text:style-name="T10"> الأعضاء ذاتها وشعوب البقاع الخاضعة لسلطانها</text:span><text:bookmark-end text:name="__DdeLink__125_4285030898"/><text:span text:style-name="T10">.</text:span><text:bookmark-end text:name="__DdeLink__286_1865243190"/><text:bookmark-end text:name="__DdeLink__104_2187749609"/><text:span text:style-name="T10"> </text:span><text:bookmark-end text:name="__DdeLink__562_3824328899"/></text:p>
      <text:p text:style-name="P12"/>
      <text:p text:style-name="P14"><text:span text:style-name="T43">Bold</text:span><text:span text:style-name="T44"> </text:span><text:span text:style-name="T43">65</text:span><text:span text:style-name="T44">0</text:span><text:bookmark-start text:name="__DdeLink__125_42850308981"/></text:p>
      <text:p text:style-name="P17"><text:bookmark-start text:name="__DdeLink__596_3824328899"/><text:bookmark-start text:name="__DdeLink__286_18652431901"/><text:bookmark-end text:name="__DdeLink__125_42850308981"/><text:span text:style-name="Strong_20_Emphasis"><text:span text:style-name="T10">فإن الجمعية العامة تنادي بهذا الإعلان </text:span></text:span><text:span text:style-name="Strong_20_Emphasis"><text:span text:style-name="T15">العالمي</text:span></text:span><text:span text:style-name="Strong_20_Emphasis"><text:span text:style-name="T10"> لحقوق الإنسان </text:span></text:span><text:span text:style-name="T10">على أنه المستوى المشترك الذي ينبغي أن تستهدفه كافة الشعوب والأمم حتى يسعى كل فرد وهيئة في المجتمع، واضعين على الدوام هذا الإعلان نصب أعينهم، إلى توطيد احترام هذه الحقوق والحريات عن طريق </text:span><text:span text:style-name="T15">التعليم</text:span><text:span text:style-name="T10"> والتربية واتخاذ إجراءات مطردة، قومية وعالمية، لضمان</text:span><text:bookmark-start text:name="__DdeLink__127_42850308981"/><text:span text:style-name="T10"> </text:span><text:bookmark-end text:name="__DdeLink__127_42850308981"/><text:span text:style-name="T10">الاعتراف بها ومراعاتها بصورة </text:span><text:span text:style-name="T15">عالمية فعالة بين الدول</text:span><text:span text:style-name="T10"> الأعضاء ذاتها وشعوب البقاع الخاضعة لسلطانها.</text:span><text:bookmark-end text:name="__DdeLink__286_18652431901"/><text:span text:style-name="T10"> </text:span><text:bookmark-end text:name="__DdeLink__596_3824328899"/></text:p>
      <text:p text:style-name="P12"/>
      <text:p text:style-name="P15"><text:span text:style-name="T43">Bold 70</text:span><text:bookmark-start text:name="__DdeLink__125_42850308982"/><text:span text:style-name="T44">0</text:span></text:p>
      <text:p text:style-name="P18"><text:bookmark-start text:name="__DdeLink__1415_3824328899"/><text:bookmark-start text:name="__DdeLink__286_186524319011"/><text:bookmark-end text:name="__DdeLink__125_42850308982"/><text:span text:style-name="Strong_20_Emphasis"><text:span text:style-name="T10">فإن الجمعية العامة تنادي بهذا الإعلان </text:span></text:span><text:span text:style-name="Strong_20_Emphasis"><text:span text:style-name="T16">العالمي</text:span></text:span><text:span text:style-name="Strong_20_Emphasis"><text:span text:style-name="T10"> لحقوق الإنسان </text:span></text:span><text:span text:style-name="T10">على أنه المستوى المشترك الذي ينبغي أن تستهدفه كافة الشعوب والأمم حتى يسعى كل فرد وهيئة في المجتمع، واضعين على الدوام هذا الإعلان نصب أعينهم، إلى توطيد احترام هذه الحقوق والحريات عن طريق </text:span><text:span text:style-name="T16">التعليم</text:span><text:span text:style-name="T10"> والتربية واتخاذ إجراءات مطردة، قومية وعالمية، لضمان</text:span><text:bookmark-start text:name="__DdeLink__127_428503089811"/><text:span text:style-name="T10"> </text:span><text:bookmark-end text:name="__DdeLink__127_428503089811"/><text:span text:style-name="T10">الاعتراف بها ومراعاتها بصورة </text:span><text:span text:style-name="T16">عالمية فعالة بين الدول</text:span><text:span text:style-name="T10"> الأعضاء ذاتها وشعوب البقاع الخاضعة لسلطانها.</text:span><text:bookmark-end text:name="__DdeLink__1415_3824328899"/><text:bookmark-end text:name="__DdeLink__286_186524319011"/><text:span text:style-name="T10"> </text:span></text:p>
      <text:p text:style-name="P12"/>
      <text:p text:style-name="P16"><text:span text:style-name="T43">Bold 75</text:span><text:bookmark-start text:name="__DdeLink__125_42850308983"/><text:span text:style-name="T44">0</text:span></text:p>
      <text:p text:style-name="P18"><text:bookmark-end text:name="__DdeLink__125_42850308983"/><text:span text:style-name="Strong_20_Emphasis"><text:span text:style-name="T10">فإن الجمعية العامة تنادي بهذا الإعلان </text:span></text:span><text:span text:style-name="Strong_20_Emphasis"><text:span text:style-name="T17">العالمي</text:span></text:span><text:span text:style-name="Strong_20_Emphasis"><text:span text:style-name="T10"> لحقوق الإنسان </text:span></text:span><text:span text:style-name="T10">على أنه المستوى المشترك الذي ينبغي أن تستهدفه كافة الشعوب والأمم حتى يسعى كل فرد وهيئة في المجتمع، واضعين على الدوام هذا الإعلان نصب أعينهم، إلى توطيد احترام هذه الحقوق والحريات عن طريق </text:span><text:span text:style-name="T17">التعليم</text:span><text:span text:style-name="T10"> والتربية واتخاذ إجراءات مطردة، قومية وعالمية، لضمان</text:span><text:bookmark-start text:name="__DdeLink__127_4285030898111"/><text:span text:style-name="T10"> </text:span><text:bookmark-end text:name="__DdeLink__127_4285030898111"/><text:span text:style-name="T10">الاعتراف بها ومراعاتها بصورة </text:span><text:span text:style-name="T17">عالمية فعالة بين الدول</text:span><text:span text:style-name="T10"> الأعضاء ذاتها وشعوب البقاع الخاضعة لسلطانها.</text:span><text:bookmark-start text:name="__DdeLink__127_428503089813"/><text:bookmark-start text:name="__DdeLink__127_428503089812"/></text:p>
      <text:p text:style-name="P11"><text:bookmark-end text:name="__DdeLink__127_428503089813"/><text:bookmark-end text:name="__DdeLink__127_428503089812"/><text:span text:style-name="T4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ateef1" svg:font-family="Lateef" style:font-pitch="variable"/>
    <style:font-face style:name="Lateef Bold-600" svg:font-family="'Lateef Bold-600'" style:font-pitch="variable"/>
    <style:font-face style:name="Lateef Bold-650" svg:font-family="'Lateef Bold-650'" style:font-adornments="Regular" style:font-pitch="variable"/>
    <style:font-face style:name="Lateef Bold-700" svg:font-family="'Lateef Bold-700'" style:font-adornments="Regular" style:font-pitch="variable"/>
    <style:font-face style:name="Lateef Bold-750" svg:font-family="'Lateef Bold-750'" style:font-adornments="Regular" style:font-pitch="variable"/>
    <style:font-face style:name="Lateef Book" svg:font-family="'Lateef Book'" style:font-pitch="variable"/>
    <style:font-face style:name="Lateef-310-220" svg:font-family="Lateef-310-220" style:font-pitch="variable"/>
    <style:font-face style:name="Lateef-310-240" svg:font-family="Lateef-310-240" style:font-pitch="variable"/>
    <style:font-face style:name="Lateef-310-260" svg:font-family="Lateef-310-260" style:font-pitch="variable"/>
    <style:font-face style:name="Lateef-310-280" svg:font-family="Lateef-310-280" style:font-pitch="variable"/>
    <style:font-face style:name="Lateef-310-300" svg:font-family="Lateef-310-300" style:font-pitch="variable"/>
    <style:font-face style:name="Lateef-310-320" svg:font-family="Lateef-310-320" style:font-pitch="variable"/>
    <style:font-face style:name="Lateef" svg:font-family="Latee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ateef2" svg:font-family="Lateef" style:font-family-generic="system" style:font-pitch="variable"/>
    <style:font-face style:name="Lateef Bold-6501" svg:font-family="'Lateef Bold-650'"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fo:font-style="normal" style:font-style-asian="normal" style:font-style-complex="normal"/>
    </style:style>
    <style:style style:name="MT3" style:family="text">
      <style:text-properties officeooo:rsid="0020c41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span text:style-name="MT1"><text:title>Lateef Alpha 1.280: Bold Weight Test</text:title></text:span><text:span text:style-name="MT2"><text:line-break/></text:span><text:date style:data-style-name="N79" text:date-value="2020-12-15T11:46:45.906709888" text:fixed="true">Tuesday 15 December 2020</text:date> <text:span text:style-name="MT3">at </text:span><text:time style:data-style-name="N41" text:time-value="2020-12-15T11:47:08.057163069" text:fixed="true">11:47:08</text:time><text:tab/><text:tab/><text:span text:style-name="MT3">Page </text:span><text:span text:style-name="MT3"><text:page-number text:select-page="current">1</text:page-number></text:span><text:span text:style-name="MT3"><text:s/>of </text:span><text:span text:style-name="MT3"><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duration>PT1H53M39S</meta:editing-duration>
    <meta:editing-cycles>35</meta:editing-cycles>
    <meta:generator>LibreOffice/6.4.7.2$MacOSX_X86_64 LibreOffice_project/639b8ac485750d5696d7590a72ef1b496725cfb5</meta:generator>
    <dc:title>Lateef Alpha 1.280: Bold Weight Test</dc:title>
    <dc:date>2020-12-16T12:10:47.992907450</dc:date>
    <meta:document-statistic meta:table-count="0" meta:image-count="0" meta:object-count="0" meta:page-count="1" meta:paragraph-count="11" meta:word-count="338" meta:character-count="2076" meta:non-whitespace-character-count="1745"/>
  </office:meta>
</office:document-meta>
</file>